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officeooo:rsid="000806e4" officeooo:paragraph-rsid="000806e4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officeooo:rsid="000806e4" officeooo:paragraph-rsid="000806e4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0806e4" officeooo:paragraph-rsid="000806e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08cdd6" officeooo:paragraph-rsid="0008cdd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99377" officeooo:paragraph-rsid="00099377" style:font-size-asian="10.5pt" style:font-size-complex="12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igham Michaelis</text:p>
      <text:p text:style-name="P1">A00364835</text:p>
      <text:p text:style-name="P1">23 January 2017</text:p>
      <text:p text:style-name="P2">RESULTS FOR THREADED</text:p>
      <text:p text:style-name="P2">MANDELBROT</text:p>
      <text:p text:style-name="P3"/>
      <text:p text:style-name="P3">We begin with a question, Does using multiple threads in parallel increase the execution time of a simple program that is practically made to run in parallel?</text:p>
      <text:p text:style-name="P3"/>
      <text:p text:style-name="P3">First we show the set-up for our program.</text:p>
      <text:p text:style-name="P3">Image Width: 500px.</text:p>
      <text:p text:style-name="P3">Image Height: 500px</text:p>
      <text:p text:style-name="P3">Max Iterations: 255</text:p>
      <text:p text:style-name="P3"/>
      <text:p text:style-name="P3">Viewing plane boundaries.</text:p>
      <text:p text:style-name="P3">Xmin: -2.1</text:p>
      <text:p text:style-name="P3">Xmax: 1.1</text:p>
      <text:p text:style-name="P4">Ymin: -1.6</text:p>
      <text:p text:style-name="P4">Ymax: 1.6</text:p>
      <text:p text:style-name="P4"/>
      <text:p text:style-name="P4">With these set-up conditions we ran our program using 1-8 threads. We timed the creation and joining of the threads along with the creation of a Mandelbrot image in memory. <text:s/>We ran each thread-setup through the program that generates the images 50 times to get a nice pool of values to compute speed up, efficiency, averages and standard deviations. <text:s/>Now we present our results.</text:p>
      <text:p text:style-name="P5">Note each thread generated the image 50 times to produce the following:</text:p>
      <text:p text:style-name="P5"><draw:frame draw:style-name="fr1" draw:name="Object1" text:anchor-type="paragraph" svg:x="-0.2409in" svg:y="0.1673in" svg:width="3.178in" svg:height="1.9165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3.6591in" svg:y="0.1626in" svg:width="3.1425in" svg:height="1.766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Object3" text:anchor-type="paragraph" svg:x="-0.3453in" svg:y="0.011in" svg:width="3.3957in" svg:height="2.166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2:41:34.940000000</meta:creation-date>
    <dc:date>2017-01-24T20:25:26.256000000</dc:date>
    <meta:editing-duration>PT28M9S</meta:editing-duration>
    <meta:editing-cycles>3</meta:editing-cycles>
    <meta:generator>LibreOffice/5.2.4.2$Windows_x86 LibreOffice_project/3d5603e1122f0f102b62521720ab13a38a4e0eb0</meta:generator>
    <meta:document-statistic meta:table-count="0" meta:image-count="0" meta:object-count="3" meta:page-count="1" meta:paragraph-count="17" meta:word-count="141" meta:character-count="839" meta:non-whitespace-character-count="7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71cm" svg:height="4.868cm" xlink:href="." xlink:type="simple" chart:class="chart:line" chart:style-name="ch1">
        <chart:title svg:x="-0.11cm" svg:y="0.286cm" chart:style-name="ch2">
          <text:p>Effciency</text:p>
        </chart:title>
        <chart:legend chart:legend-position="end" svg:x="5.245cm" svg:y="2.135cm" style:legend-expansion="high" chart:style-name="ch3"/>
        <chart:plot-area chart:style-name="ch4" chart:data-source-has-labels="both" svg:x="1.172cm" svg:y="1.109cm" svg:width="3.912cm" svg:height="2.681cm">
          <chartooo:coordinate-region svg:x="1.899cm" svg:y="1.308cm" svg:width="3.091cm" svg:height="1.835cm"/>
          <chart:axis chart:dimension="x" chart:name="primary-x" chart:style-name="ch5" chartooo:axis-type="text">
            <chart:title svg:x="1.973cm" svg:y="3.887cm" chart:style-name="ch6">
              <text:p>Threads/Cores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3.181cm" chart:style-name="ch7">
              <text:p>Efficiency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8559567003225">
                <text:p>0.948559567003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9129676009518">
                <text:p>0.649129676009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2718451731906">
                <text:p>0.722718451731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6628391517733">
                <text:p>0.586628391517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2535987617032">
                <text:p>0.462535987617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2860847767822">
                <text:p>0.372860847767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5320396528592">
                <text:p>0.335320396528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981cm" svg:height="4.485cm" xlink:href="." xlink:type="simple" chart:class="chart:line" chart:style-name="ch1">
        <chart:title svg:x="2.941cm" svg:y="0.225cm" chart:style-name="ch2">
          <text:p>Speed-Up</text:p>
        </chart:title>
        <chart:legend chart:legend-position="end" svg:x="5.129cm" svg:y="1.943cm" style:legend-expansion="high" chart:style-name="ch3"/>
        <chart:plot-area chart:style-name="ch4" chart:data-source-has-labels="both" svg:x="1.169cm" svg:y="0.805cm" svg:width="3.798cm" svg:height="2.953cm">
          <chartooo:coordinate-region svg:x="1.605cm" svg:y="1.004cm" svg:width="3.268cm" svg:height="2.107cm"/>
          <chart:axis chart:dimension="x" chart:name="primary-x" chart:style-name="ch5" chartooo:axis-type="text">
            <chart:title svg:x="1.913cm" svg:y="3.847cm" chart:style-name="ch6">
              <text:p>Threads/Cores</text:p>
            </chart:title>
            <chart:categories table:cell-range-address="local-table.$A$2:.$A$9"/>
          </chart:axis>
          <chart:axis chart:dimension="y" chart:name="primary-y" chart:style-name="ch7">
            <chart:title svg:x="0.45cm" svg:y="4.415cm" chart:style-name="ch8">
              <text:p>Speed-up from single thread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9711913400645">
                <text:p>1.89711913400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4738902802855">
                <text:p>1.94738902802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9087380692763">
                <text:p>2.89087380692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3314195758867">
                <text:p>2.933141957588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7521592570219">
                <text:p>2.77521592570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1002593437476">
                <text:p>2.61002593437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8256317222873">
                <text:p>2.682563172228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25cm" svg:height="5.503cm" xlink:href="." xlink:type="simple" chart:class="chart:line" chart:style-name="ch1">
        <chart:title svg:x="1.399cm" svg:y="0cm" chart:style-name="ch2">
          <text:p>Mandelbrot image Generation</text:p>
        </chart:title>
        <chart:legend chart:legend-position="end" svg:x="4.715cm" svg:y="2.452cm" style:legend-expansion="high" chart:style-name="ch3"/>
        <chart:plot-area chart:style-name="ch4" chart:data-source-has-labels="both" svg:x="0.539cm" svg:y="0.526cm" svg:width="4.259cm" svg:height="4.511cm">
          <chartooo:coordinate-region svg:x="1.266cm" svg:y="0.725cm" svg:width="3.438cm" svg:height="3.665cm"/>
          <chart:axis chart:dimension="x" chart:name="primary-x" chart:style-name="ch5" chartooo:axis-type="text">
            <chart:title svg:x="1.513cm" svg:y="4.943cm" chart:style-name="ch6">
              <text:p>Threads/Cores</text:p>
            </chart:title>
            <chart:categories table:cell-range-address="local-table.$A$2:.$A$9"/>
          </chart:axis>
          <chart:axis chart:dimension="y" chart:name="primary-y" chart:style-name="ch5">
            <chart:title svg:x="0cm" svg:y="4.637cm" chart:style-name="ch7">
              <text:p>Ave. Runtime in second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un-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1825">
                <text:p>0.6018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7231">
                <text:p>0.317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42">
                <text:p>0.309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8181">
                <text:p>0.208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5181">
                <text:p>0.205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6857">
                <text:p>0.216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582">
                <text:p>0.2305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4347">
                <text:p>0.2243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